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FreeSans" svg:font-family="FreeSans" style:font-family-generic="roman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min-height="2.551cm" fo:min-width="5.3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min-height="1.15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min-height="2.351cm" fo:min-width="4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min-height="2.651cm" fo:min-width="4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min-height="3.15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min-height="1.15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min-height="3.071cm" fo:min-width="4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FilledDiamond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min-height="2.551cm" fo:min-width="5.4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min-height="1.15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FilledDiamond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svg:stroke-color="#000000" draw:marker-end="Linienspitzen_20_3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size="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FreeSans" fo:font-size="9pt" fo:font-style="italic" fo:text-shadow="none" style:text-underline-style="solid" style:text-underline-width="auto" style:text-underline-color="font-color" fo:font-weight="normal" style:letter-kerning="true" style:font-name-asian="Tahoma" style:font-size-asian="9pt" style:font-style-asian="italic" style:font-weight-asian="normal" style:font-name-complex="Tahoma" style:font-size-complex="9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size="9pt" fo:font-style="italic" fo:text-shadow="none" style:text-underline-style="solid" style:text-underline-width="auto" style:text-underline-color="font-color" fo:font-weight="normal" style:letter-kerning="true" style:font-name-asian="Tahoma" style:font-size-asian="9pt" style:font-style-asian="italic" style:font-weight-asian="normal" style:font-name-complex="Tahoma" style:font-size-complex="9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FreeSans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FreeSans" fo:font-size="9pt" fo:font-style="italic" fo:text-shadow="none" style:text-underline-style="solid" style:text-underline-width="auto" style:text-underline-color="font-color" fo:font-weight="normal" style:letter-kerning="true" style:font-name-asian="Tahoma" style:font-size-asian="9pt" style:font-style-asian="italic" style:font-weight-asian="normal" style:font-name-complex="Tahoma" style:font-size-complex="9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ClassName" draw:style-name="gr1" draw:text-style-name="P2" xml:id="id8" draw:id="id8" draw:layer="layout" svg:width="5.8cm" svg:height="2.8cm" svg:x="13.5cm" svg:y="2cm">
          <text:p text:style-name="P1"><text:span text:style-name="T1">VitocalHanlder</text:span></text:p>
          <text:p text:style-name="P1"><text:span text:style-name="T1"/></text:p>
          <text:p text:style-name="P1"><text:span text:style-name="T2">-init()</text:span></text:p>
          <text:p text:style-name="P1"><text:span text:style-name="T2">-del()</text:span></text:p>
          <text:p text:style-name="P1"><text:span text:style-name="T2">+read(channel_name)</text:span></text:p>
          <text:p text:style-name="P1"><text:span text:style-name="T2">+read_all()</text:span></text:p>
          <text:p text:style-name="P1"><text:span text:style-name="T2">+write(channel_name, value)</text:span></text:p>
          <draw:enhanced-geometry svg:viewBox="0 0 1000 404" draw:text-areas="0 0 1000 404" draw:type="NonPrimitive" draw:enhanced-path="M 1000 404 L 1000 0 0 0 0 404 Z"/>
        </draw:custom-shape>
        <draw:custom-shape draw:name="ClassName_0" draw:style-name="gr2" draw:text-style-name="P2" xml:id="id3" draw:id="id3" draw:layer="layout" svg:width="4cm" svg:height="1.4cm" svg:x="15cm" svg:y="23.6cm">
          <text:p text:style-name="P1"><text:span text:style-name="T1">OptolinkSimulator</text:span></text:p>
          <text:p text:style-name="P1"><text:span text:style-name="T1"/></text:p>
          <draw:enhanced-geometry svg:viewBox="0 0 1000 404" draw:text-areas="0 0 1000 404" draw:type="NonPrimitive" draw:enhanced-path="M 1000 404 L 1000 0 0 0 0 404 Z"/>
        </draw:custom-shape>
        <draw:custom-shape draw:name="ClassName_1" draw:style-name="gr3" draw:text-style-name="P2" xml:id="id5" draw:id="id5" draw:layer="layout" svg:width="5cm" svg:height="2.6cm" svg:x="4.8cm" svg:y="8cm">
          <text:p text:style-name="P1"><text:span text:style-name="T1">Protocoll Readout</text:span></text:p>
          <text:p text:style-name="P1"><text:span text:style-name="T1"/></text:p>
          <text:p text:style-name="P1"><text:span text:style-name="T2">+read(channel_name)</text:span></text:p>
          <text:p text:style-name="P1"><text:span text:style-name="T2">+read_all()</text:span></text:p>
          <text:p text:style-name="P1"><text:span text:style-name="T2">+write(channel_name, value)</text:span></text:p>
          <draw:enhanced-geometry svg:viewBox="0 0 1000 404" draw:text-areas="0 0 1000 404" draw:type="NonPrimitive" draw:enhanced-path="M 1000 404 L 1000 0 0 0 0 404 Z"/>
        </draw:custom-shape>
        <draw:custom-shape draw:name="ClassName_2" draw:style-name="gr4" draw:text-style-name="P2" xml:id="id6" draw:id="id6" draw:layer="layout" svg:width="5cm" svg:height="2.9cm" svg:x="4.7cm" svg:y="11.6cm">
          <text:p text:style-name="P1"><text:span text:style-name="T1">Monitor</text:span></text:p>
          <text:p text:style-name="P1"><text:span text:style-name="T1"/></text:p>
          <text:p text:style-name="P1"><text:span text:style-name="T2">+read(channel_name)</text:span></text:p>
          <text:p text:style-name="P1"><text:span text:style-name="T1">+read_all()</text:span></text:p>
          <draw:enhanced-geometry svg:viewBox="0 0 1000 404" draw:text-areas="0 0 1000 404" draw:type="NonPrimitive" draw:enhanced-path="M 1000 404 L 1000 0 0 0 0 404 Z"/>
        </draw:custom-shape>
        <draw:connector draw:style-name="gr5" draw:text-style-name="P3" draw:layer="layout" svg:x1="11cm" svg:y1="21.2cm" svg:x2="11cm" svg:y2="23.6cm" draw:start-shape="id1" draw:start-glue-point="2" draw:end-shape="id2" draw:end-glue-point="0" svg:d="M11000 21200v2400" svg:viewBox="0 0 1 2401">
          <text:p/>
        </draw:connector>
        <draw:custom-shape draw:name="ClassName_3" draw:style-name="gr6" draw:text-style-name="P2" xml:id="id1" draw:id="id1" draw:layer="layout" svg:width="4cm" svg:height="3.4cm" svg:x="9cm" svg:y="17.8cm">
          <text:p text:style-name="P1"><text:span text:style-name="T3">OptolinkMAC</text:span></text:p>
          <text:p text:style-name="P1"><text:span text:style-name="T1"/></text:p>
          <text:p text:style-name="P1"><text:span text:style-name="T2">+send()</text:span></text:p>
          <text:p text:style-name="P1"><text:span text:style-name="T2">#recieve()</text:span></text:p>
          <text:p text:style-name="P1"><text:span text:style-name="T2">+set_mode()</text:span></text:p>
          <text:p text:style-name="P1"><text:span text:style-name="T2">+get_buffer()</text:span></text:p>
          <text:p text:style-name="P1"><text:span text:style-name="T2">+register_rcv_cb()</text:span></text:p>
          <text:p text:style-name="P1"><text:span text:style-name="T1"/></text:p>
          <draw:enhanced-geometry svg:viewBox="0 0 1000 404" draw:text-areas="0 0 1000 404" draw:type="NonPrimitive" draw:enhanced-path="M 1000 404 L 1000 0 0 0 0 404 Z"/>
        </draw:custom-shape>
        <draw:custom-shape draw:name="ClassName_4" draw:style-name="gr7" draw:text-style-name="P2" xml:id="id2" draw:id="id2" draw:layer="layout" svg:width="4cm" svg:height="1.4cm" svg:x="9cm" svg:y="23.6cm">
          <text:p text:style-name="P1"><text:span text:style-name="T1">OptolinkDuoBlock</text:span></text:p>
          <text:p text:style-name="P1"><text:span text:style-name="T1"/></text:p>
          <draw:enhanced-geometry svg:viewBox="0 0 1000 404" draw:text-areas="0 0 1000 404" draw:type="NonPrimitive" draw:enhanced-path="M 1000 404 L 1000 0 0 0 0 404 Z"/>
        </draw:custom-shape>
        <draw:connector draw:style-name="gr8" draw:text-style-name="P3" draw:layer="layout" svg:x1="11cm" svg:y1="21.2cm" svg:x2="17cm" svg:y2="23.6cm" draw:start-shape="id1" draw:start-glue-point="2" draw:end-shape="id3" draw:end-glue-point="0" svg:d="M11000 21200v1200h6000v1200" svg:viewBox="0 0 6001 2401">
          <text:p/>
        </draw:connector>
        <draw:custom-shape draw:name="ClassName_5" draw:style-name="gr9" draw:text-style-name="P5" xml:id="id4" draw:id="id4" draw:layer="layout" svg:width="5cm" svg:height="3.32cm" svg:x="13.9cm" svg:y="9.6cm">
          <text:p text:style-name="P4"><text:span text:style-name="T3">VitoDatahanlder</text:span></text:p>
          <text:p text:style-name="P4"><text:span text:style-name="T3"/></text:p>
          <text:p text:style-name="P4"><text:span text:style-name="T2">+config(dict)</text:span></text:p>
          <text:p text:style-name="P4"><text:span text:style-name="T2">+read(channel_name)</text:span></text:p>
          <text:p text:style-name="P4"><text:span text:style-name="T2">+read_all()</text:span></text:p>
          <text:p text:style-name="P4"><text:span text:style-name="T2">+write(channel_name, value)</text:span></text:p>
          <text:p text:style-name="P4"><text:span text:style-name="T2"/></text:p>
          <draw:enhanced-geometry svg:viewBox="0 0 1000 404" draw:text-areas="0 0 1000 404" draw:type="NonPrimitive" draw:enhanced-path="M 1000 404 L 1000 0 0 0 0 404 Z"/>
        </draw:custom-shape>
        <draw:connector draw:style-name="gr10" draw:text-style-name="P3" draw:layer="layout" draw:line-skew="0.649cm" svg:x1="13.9cm" svg:y1="11.26cm" svg:x2="9.8cm" svg:y2="9.3cm" draw:start-shape="id4" draw:start-glue-point="3" draw:end-shape="id5" draw:end-glue-point="1" svg:d="M13900 11260h-1400v-1960h-2700" svg:viewBox="0 0 4101 1961">
          <text:p/>
        </draw:connector>
        <draw:connector draw:style-name="gr11" draw:text-style-name="P3" draw:layer="layout" draw:line-skew="0.699cm" svg:x1="13.9cm" svg:y1="11.26cm" svg:x2="9.7cm" svg:y2="13.05cm" draw:start-shape="id4" draw:start-glue-point="3" draw:end-shape="id6" draw:end-glue-point="1" svg:d="M13900 11260h-1400v1790h-2800" svg:viewBox="0 0 4201 1791">
          <text:p/>
        </draw:connector>
        <draw:connector draw:style-name="gr12" draw:text-style-name="P3" draw:layer="layout" svg:x1="16.4cm" svg:y1="12.92cm" svg:x2="11cm" svg:y2="17.8cm" draw:start-shape="id4" draw:start-glue-point="2" draw:end-shape="id1" draw:end-glue-point="0" svg:d="M16400 12920v2441h-5400v2439" svg:viewBox="0 0 5401 4881">
          <text:p/>
        </draw:connector>
        <draw:custom-shape draw:name="ClassName_6" draw:style-name="gr13" draw:text-style-name="P2" xml:id="id9" draw:id="id9" draw:layer="layout" svg:width="5.9cm" svg:height="2.8cm" svg:x="3.8cm" svg:y="2cm">
          <text:p text:style-name="P1"><text:span text:style-name="T1">MainApplication</text:span></text:p>
          <draw:enhanced-geometry svg:viewBox="0 0 1000 404" draw:text-areas="0 0 1000 404" draw:type="NonPrimitive" draw:enhanced-path="M 1000 404 L 1000 0 0 0 0 404 Z"/>
        </draw:custom-shape>
        <draw:custom-shape draw:name="ClassName_ 1" draw:style-name="gr14" draw:text-style-name="P2" xml:id="id7" draw:id="id7" draw:layer="layout" svg:width="4cm" svg:height="1.4cm" svg:x="4cm" svg:y="23.6cm">
          <text:p text:style-name="P1"><text:span text:style-name="T1">OptolinkProxy</text:span></text:p>
          <text:p text:style-name="P1"><text:span text:style-name="T1"/></text:p>
          <draw:enhanced-geometry svg:viewBox="0 0 1000 404" draw:text-areas="0 0 1000 404" draw:type="NonPrimitive" draw:enhanced-path="M 1000 404 L 1000 0 0 0 0 404 Z"/>
        </draw:custom-shape>
        <draw:connector draw:style-name="gr15" draw:text-style-name="P3" draw:layer="layout" svg:x1="11cm" svg:y1="21.2cm" svg:x2="6cm" svg:y2="23.6cm" draw:start-shape="id1" draw:start-glue-point="2" draw:end-shape="id7" draw:end-glue-point="0" svg:d="M11000 21200v1200h-5000v1200" svg:viewBox="0 0 5001 2401">
          <text:p/>
        </draw:connector>
        <draw:connector draw:style-name="gr16" draw:text-style-name="P3" draw:layer="layout" svg:x1="16.4cm" svg:y1="4.8cm" svg:x2="16.4cm" svg:y2="9.6cm" draw:start-shape="id8" draw:end-shape="id4" draw:end-glue-point="0" svg:d="M16400 4800v4800" svg:viewBox="0 0 1 4801">
          <text:p/>
        </draw:connector>
        <draw:connector draw:style-name="gr17" draw:text-style-name="P6" draw:layer="layout" svg:x1="9.7cm" svg:y1="3.4cm" svg:x2="13.5cm" svg:y2="3.4cm" draw:start-shape="id9" draw:start-glue-point="1" draw:end-shape="id8" draw:end-glue-point="3" svg:d="M9700 3400h3800" svg:viewBox="0 0 38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FreeSans" svg:font-family="FreeSans" style:font-family-generic="roman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FilledDiamond" svg:viewBox="0 0 10 20" svg:d="M5 0l5 10-5 10-5-10z"/>
    <draw:marker draw:name="Linienspitzen_20_3" draw:display-name="Linienspitzen 3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StrokedTriangle" svg:viewBox="0 0 100 100" svg:d="M0 100l50-100 50 96h-4l-46-92-46 92h96v4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2T21:30:34.621000000</meta:creation-date>
    <dc:date>2023-04-15T09:20:24.785000000</dc:date>
    <meta:editing-duration>PT3H42M50S</meta:editing-duration>
    <meta:editing-cycles>9</meta:editing-cycles>
    <meta:generator>LibreOffice/7.4.6.2$Windows_X86_64 LibreOffice_project/5b1f5509c2decdade7fda905e3e1429a67acd63d</meta:generator>
    <meta:document-statistic meta:object-count="17"/>
  </office:meta>
</office:document-meta>
</file>